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font-name="Calibri" fo:font-weight="normal" style:font-weight-asian="normal" style:font-weight-complex="normal"/>
    </style:style>
    <style:style style:name="P4" style:family="paragraph" style:parent-style-name="Standard">
      <loext:graphic-properties draw:fill="solid" draw:fill-color="#006666" draw:opacity="100%"/>
      <style:paragraph-properties fo:text-align="center" style:justify-single-word="false" fo:background-color="#006666" fo:padding="0.049cm" fo:border="0.06pt solid #000000" style:shadow="none" style:writing-mode="page"/>
      <style:text-properties style:font-name="Calibri"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justify" style:justify-single-word="false"/>
      <style:text-properties style:font-name="Calibri" officeooo:paragraph-rsid="001d8613"/>
    </style:style>
    <style:style style:name="P7" style:family="paragraph" style:parent-style-name="Standard">
      <style:paragraph-properties fo:text-align="justify" style:justify-single-word="false"/>
      <style:text-properties style:font-name="Calibri" officeooo:paragraph-rsid="001f3105"/>
    </style:style>
    <style:style style:name="P8" style:family="paragraph" style:parent-style-name="Standard">
      <style:paragraph-properties fo:text-align="justify" style:justify-single-word="false"/>
      <style:text-properties style:font-name="Calibri" officeooo:paragraph-rsid="00207e1b"/>
    </style:style>
    <style:style style:name="P9" style:family="paragraph" style:parent-style-name="Standard">
      <style:paragraph-properties fo:text-align="justify" style:justify-single-word="false"/>
      <style:text-properties style:font-name="Calibri" officeooo:rsid="001d8613" officeooo:paragraph-rsid="001d8613"/>
    </style:style>
    <style:style style:name="P10"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d8613" officeooo:paragraph-rsid="001d8613" style:font-weight-asian="bold" style:font-weight-complex="bold"/>
    </style:style>
    <style:style style:name="P11"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f3105" officeooo:paragraph-rsid="001f3105" style:font-weight-asian="bold" style:font-weight-complex="bold"/>
    </style:style>
    <style:style style:name="P12" style:family="paragraph" style:parent-style-name="Standard">
      <style:paragraph-properties fo:text-align="justify" style:justify-single-word="false"/>
      <style:text-properties style:font-name="Calibri" style:text-underline-style="none" fo:font-weight="bold" officeooo:rsid="001d8613" officeooo:paragraph-rsid="001d8613" style:font-weight-asian="bold" style:font-weight-complex="bold"/>
    </style:style>
    <style:style style:name="P13" style:family="paragraph" style:parent-style-name="Standard">
      <style:paragraph-properties fo:text-align="justify" style:justify-single-word="false"/>
      <style:text-properties style:font-name="Calibri" style:text-underline-style="none" fo:font-weight="bold" officeooo:rsid="001f3105" officeooo:paragraph-rsid="001f3105" style:font-weight-asian="bold" style:font-weight-complex="bold"/>
    </style:style>
    <style:style style:name="P14" style:family="paragraph" style:parent-style-name="Standard">
      <style:paragraph-properties fo:text-align="justify" style:justify-single-word="false"/>
      <style:text-properties style:font-name="Calibri" style:text-underline-style="none" fo:font-weight="normal" officeooo:rsid="001d8613" officeooo:paragraph-rsid="001d8613" style:font-weight-asian="normal" style:font-weight-complex="normal"/>
    </style:style>
    <style:style style:name="P15" style:family="paragraph" style:parent-style-name="Standard">
      <style:paragraph-properties fo:text-align="justify" style:justify-single-word="false"/>
      <style:text-properties style:font-name="Calibri" style:text-underline-style="none" officeooo:rsid="001d8613" officeooo:paragraph-rsid="001d8613"/>
    </style:style>
    <style:style style:name="P16" style:family="paragraph" style:parent-style-name="Standard">
      <style:paragraph-properties fo:text-align="justify" style:justify-single-word="false"/>
      <style:text-properties style:font-name="Calibri" style:text-underline-style="none" officeooo:rsid="001d8613" officeooo:paragraph-rsid="00207e1b"/>
    </style:style>
    <style:style style:name="P17" style:family="paragraph" style:parent-style-name="Standard">
      <style:paragraph-properties fo:text-align="justify" style:justify-single-word="false"/>
      <style:text-properties style:font-name="Calibri" style:text-underline-style="none"/>
    </style:style>
    <style:style style:name="P18" style:family="paragraph" style:parent-style-name="Standard">
      <style:paragraph-properties fo:text-align="justify" style:justify-single-word="false"/>
      <style:text-properties style:font-name="Calibri" style:text-underline-style="none" officeooo:paragraph-rsid="001f3105"/>
    </style:style>
    <style:style style:name="P19" style:family="paragraph" style:parent-style-name="Standard">
      <style:paragraph-properties fo:text-align="justify" style:justify-single-word="false"/>
      <style:text-properties style:font-name="Calibri" style:text-underline-style="none" officeooo:paragraph-rsid="00229b39"/>
    </style:style>
    <style:style style:name="P20" style:family="paragraph" style:parent-style-name="Standard">
      <style:paragraph-properties fo:text-align="justify" style:justify-single-word="false"/>
      <style:text-properties style:font-name="Calibri" officeooo:rsid="00207e1b" officeooo:paragraph-rsid="00207e1b"/>
    </style:style>
    <style:style style:name="P21" style:family="paragraph" style:parent-style-name="Standard">
      <style:paragraph-properties fo:text-align="justify" style:justify-single-word="false"/>
      <style:text-properties style:font-name="Calibri" officeooo:rsid="0021d8a7" officeooo:paragraph-rsid="0021d8a7"/>
    </style:style>
    <style:style style:name="T1" style:family="text">
      <style:text-properties fo:font-weight="normal" style:font-weight-asian="normal" style:font-weight-complex="normal"/>
    </style:style>
    <style:style style:name="T2" style:family="text">
      <style:text-properties fo:font-weight="normal" officeooo:rsid="001d8613" style:font-weight-asian="normal" style:font-weight-complex="normal"/>
    </style:style>
    <style:style style:name="T3" style:family="text">
      <style:text-properties officeooo:rsid="001d861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d8613"/>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officeooo:rsid="001f3105"/>
    </style:style>
    <style:style style:name="T8" style:family="text">
      <style:text-properties style:text-underline-style="none"/>
    </style:style>
    <style:style style:name="T9" style:family="text">
      <style:text-properties style:text-underline-style="none" officeooo:rsid="001d8613"/>
    </style:style>
    <style:style style:name="T10" style:family="text">
      <style:text-properties style:text-underline-style="none" officeooo:rsid="001f3105"/>
    </style:style>
    <style:style style:name="T11" style:family="text">
      <style:text-properties style:text-underline-style="none" officeooo:rsid="00207e1b"/>
    </style:style>
    <style:style style:name="T12" style:family="text">
      <style:text-properties officeooo:rsid="001f3105"/>
    </style:style>
    <style:style style:name="T13" style:family="text">
      <style:text-properties officeooo:rsid="00207e1b"/>
    </style:style>
    <style:style style:name="T14" style:family="text">
      <style:text-properties officeooo:rsid="0021d8a7"/>
    </style:style>
    <style:style style:name="T15" style:family="text">
      <style:text-properties style:text-position="super 58%" officeooo:rsid="0021d8a7"/>
    </style:style>
    <style:style style:name="T16" style:family="text">
      <style:text-properties officeooo:rsid="0022460b"/>
    </style:style>
    <style:style style:name="T17" style:family="text">
      <style:text-properties officeooo:rsid="00229b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S CHARGES PROJET 3</text:p>
      <text:p text:style-name="P1"/>
      <text:p text:style-name="P1"/>
      <text:p text:style-name="P1"/>
      <text:p text:style-name="P2">I) PRESENTATION DU PROJET</text:p>
      <text:p text:style-name="P1"/>
      <text:p text:style-name="P1"/>
      <text:p text:style-name="P6"><text:span text:style-name="T3"><text:tab/></text:span><text:span text:style-name="T5">1) Contexte</text:span></text:p>
      <text:p text:style-name="P1"><text:tab/></text:p>
      <text:p text:style-name="P7"><text:tab/><text:span text:style-name="T12">Projet Tutoré à réaliser lors de notre 2ème année de DUT Informatique.</text:span></text:p>
      <text:p text:style-name="P1"/>
      <text:p text:style-name="P7"><text:tab/><text:span text:style-name="T5">2) Produit du projet</text:span></text:p>
      <text:p text:style-name="P7"/>
      <text:p text:style-name="P18"><text:span text:style-name="T3"><text:tab/><text:tab/>Notre projet consiste à réaliser une visite virtuelle de l’IUT à partir de photo 360 °. L’idée est de partir d’un point A, et de proposer des sauts vers d’autres points </text:span><text:span text:style-name="T2">B</text:span><text:span text:style-name="T3">, amenant l’utilisateur dans d’autres images 360°. C’est un nouveau projet, mais nous nous inspirons de tours 360 ° existants et fonctionnels.</text:span></text:p>
      <text:p text:style-name="P6"><text:tab/>Pour ce projet, le maître d’ouvrage ainsi que le chef du projet est M. Salva, et l’équipe entière (Enki Garrigues, Fabien Narboux, Enzo Mora, Hugo Soeur) est désignée comme maître d’oeuvre.</text:p>
      <text:p text:style-name="P6"/>
      <text:p text:style-name="P10">II) DESCRIPTION DE LA DEMANDE</text:p>
      <text:p text:style-name="P10"/>
      <text:p text:style-name="P14"><text:tab/><text:span text:style-name="T4">1) Les objectifs</text:span></text:p>
      <text:p text:style-name="P1"/>
      <text:p text:style-name="P6"><text:tab/>Les grandes étapes de ce projet seront de:</text:p>
      <text:p text:style-name="P20">-<text:tab/>Utilisation d’AFrame</text:p>
      <text:p text:style-name="P20">-<text:tab/>Utilisation du template 360°</text:p>
      <text:p text:style-name="P6">-<text:tab/>Photographier à l’aide d’une caméra 360° le département informatique ainsi que le bloc central</text:p>
      <text:p text:style-name="P20">-<text:tab/>Aide à la mise en place des points d’intérêt</text:p>
      <text:p text:style-name="P20">-<text:tab/>Affichage des points d’intérêt dans l’image en cours pour y sauter directement</text:p>
      <text:p text:style-name="P20">-<text:tab/>Focus sur les points d’intérêt (pour passer d’un point à un autre)</text:p>
      <text:p text:style-name="P20">-<text:tab/>Accéder à une carte en 360° de l’IUT tous les points d’intérêt</text:p>
      <text:p text:style-name="P6">-<text:tab/>Réaliser <text:span text:style-name="T13">une </text:span>application web <text:span text:style-name="T13">de visite virtuelle</text:span> utilisable sur smartphones et PC <text:span text:style-name="T13">( version légère )</text:span></text:p>
      <text:p text:style-name="P6">-<text:tab/>Rendre l’application utilisable sur HTC VIVE <text:span text:style-name="T13">( version lourde )</text:span></text:p>
      <text:p text:style-name="P8">-<text:tab/><text:span text:style-name="T13">Proposer une application pour créer un 360° Tour sans faire de code</text:span></text:p>
      <text:p text:style-name="P20">(((-<text:tab/>Automatisation de la place des points d’intérêt)))</text:p>
      <text:p text:style-name="P6"/>
      <text:p text:style-name="P9"/>
      <text:p text:style-name="P9"><text:span text:style-name="T8"><text:tab/></text:span><text:span text:style-name="T7">2</text:span><text:span text:style-name="T4">) Les fonctions du produit</text:span></text:p>
      <text:p text:style-name="P9"><text:span text:style-name="T4"/></text:p>
      <text:p text:style-name="P15"><text:tab/><text:span text:style-name="T13">Les fonctionnalités de l’application de visite virtuelle sont :</text:span></text:p>
      <text:p text:style-name="P15"/>
      <text:p text:style-name="P15">→<text:span text:style-name="T13"> se déplacer virtuellement dans les bâtiments de l’IUT d’un point d’intérêt à un autre lorsque celui ci est focus</text:span></text:p>
      <text:p text:style-name="P15">→<text:span text:style-name="T13"> regarder autour de soi</text:span></text:p>
      <text:p text:style-name="P15"><text:soft-page-break/>→<text:span text:style-name="T13"> lorsque l’on regarde nos pieds un point d’intérêt apparaît ( un rectangle ), si on le focus il nous envoi sur la carte de l’IUT</text:span></text:p>
      <text:p text:style-name="P15">→<text:span text:style-name="T13"> se téléporter au point d’intérêt que l’on focus lorsque l’on est sur la carte de l’IUT</text:span></text:p>
      <text:p text:style-name="P15"/>
      <text:p text:style-name="P16"><text:tab/><text:span text:style-name="T13">Les fonctionnalités de l’application permettant de créer un 360° Tour sans faire de code sont :</text:span></text:p>
      <text:p text:style-name="P16"/>
      <text:p text:style-name="P16">→<text:span text:style-name="T13"> ajouter une image 360°</text:span></text:p>
      <text:p text:style-name="P16">→<text:span text:style-name="T13"> à partir d’une image 360, sélectionner un endroit pour faire apparaître un point d’intérêt qui nous emmène vers une autre image dont on précisera la source</text:span></text:p>
      <text:p text:style-name="P16">→<text:span text:style-name="T13"> ajouter un plan en 360°</text:span></text:p>
      <text:p text:style-name="P8"><text:span text:style-name="T9">→</text:span><text:span text:style-name="T11"> ajouter des points d’intérêt ,sur lesquels il sera possible de se téléporter, sur le plan et les lier à des points d’intérêt existant ou en créer des nouveaux le cas échéant.</text:span></text:p>
      <text:p text:style-name="P6"><text:span text:style-name="T5"/></text:p>
      <text:p text:style-name="P6"><text:span text:style-name="T5"/></text:p>
      <text:p text:style-name="P10">III) Contraintes</text:p>
      <text:p text:style-name="P10"/>
      <text:p text:style-name="P12"><text:tab/><text:span text:style-name="T6">1) Contraintes de coûts</text:span></text:p>
      <text:p text:style-name="P6"/>
      <text:p text:style-name="P7"><text:tab/><text:span text:style-name="T13">A</text:span>chat du matériel (caméra 360°, cardBoard, HTC VI<text:span text:style-name="T13">V</text:span>E).</text:p>
      <text:p text:style-name="P7"/>
      <text:p text:style-name="P7"><text:span text:style-name="T10"><text:tab/></text:span><text:span text:style-name="T7">2) Contrainte de délais</text:span></text:p>
      <text:p text:style-name="P1"/>
      <text:p text:style-name="P7"><text:tab/><text:span text:style-name="T14">Soutenance du projet : lundi 1</text:span><text:span text:style-name="T15">er</text:span><text:span text:style-name="T14"> et mardi 2 Avril 2019</text:span></text:p>
      <text:p text:style-name="P21">Les projets sont à rendre 15 jours avant la soutenance donc le 16 Mai 2019 le projet doit être fini.</text:p>
      <text:p text:style-name="P21"/>
      <text:p text:style-name="P7"><text:span text:style-name="T10"><text:tab/></text:span><text:span text:style-name="T7">3) Autres contraintes</text:span></text:p>
      <text:p text:style-name="P7"><text:span text:style-name="T7"/></text:p>
      <text:p text:style-name="P18"><text:tab/>- <text:span text:style-name="T14">Apprentissage des bases du JavaScript et du framework A-frame</text:span></text:p>
      <text:p text:style-name="P18"><text:tab/>- <text:span text:style-name="T14">Apprentissage de l’utilisation du template 360°</text:span></text:p>
      <text:p text:style-name="P7"><text:span text:style-name="T7"/></text:p>
      <text:p text:style-name="P11">IV) Déroulement du projet</text:p>
      <text:p text:style-name="P11"/>
      <text:p text:style-name="P13"><text:span text:style-name="T1"><text:tab/></text:span><text:span text:style-name="T6">1) Planification</text:span></text:p>
      <text:p text:style-name="P1"><text:tab/></text:p>
      <text:p text:style-name="P1"><text:tab/>Les produits attendus <text:span text:style-name="T16">pour la soutenance intermédiaire lundi 21 et mardi 22 janvier 2019 sont </text:span><text:s/>l’<text:span text:style-name="T16">application </text:span>web <text:span text:style-name="T16">de l’IUT</text:span> avec les photos et les points d’intérêts.</text:p>
      <text:p text:style-name="P1"><text:tab/>Les produits attendus <text:span text:style-name="T17">le 15 Mai 2019</text:span> sont : l<text:span text:style-name="T17">es 2 </text:span>application<text:span text:style-name="T17">s</text:span> complète<text:span text:style-name="T17">s</text:span>.</text:p>
      <text:p text:style-name="P19"><text:tab/><text:span text:style-name="T17">GANTT</text:span></text:p>
      <text:p text:style-name="P1"/>
      <text:p text:style-name="P1"><text:span text:style-name="T10"><text:tab/></text:span><text:span text:style-name="T7">2) Ressources</text:span></text:p>
      <text:p text:style-name="P17"/>
      <text:p text:style-name="P19"><text:tab/><text:span text:style-name="T17">Ressources humaines : 4 personnes ( divisées en 2 binômes )</text:span></text:p>
      <text:p text:style-name="P19"><text:tab/><text:span text:style-name="T17">Ressources matérielles : locaux de l’IUT, smartphones, ordinateurs, HTC VIVE, cardboard, caméra 360°</text:span></text:p>
      <text:p text:style-name="P1"><text:span text:style-name="T7"/></text:p>
      <text:p text:style-name="P1"/>
      <text:p text:style-name="P1"><text:soft-page-break/></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5:49:25.190000000</meta:creation-date>
    <dc:date>2018-11-22T12:00:23.482085561</dc:date>
    <meta:editing-duration>PT1H48M45S</meta:editing-duration>
    <meta:editing-cycles>13</meta:editing-cycles>
    <meta:generator>LibreOffice/5.1.6.2$Linux_X86_64 LibreOffice_project/10m0$Build-2</meta:generator>
    <meta:document-statistic meta:table-count="0" meta:image-count="0" meta:object-count="0" meta:page-count="3" meta:paragraph-count="51" meta:word-count="557" meta:character-count="3243" meta:non-whitespace-character-count="2707"/>
  </office:meta>
</office:document-meta>
</file>